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800049E260003E3E93C53FFD9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23cm" fo:min-width="0.921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06cm" svg:stroke-color="#000000" draw:marker-end="Arrowheads_20_5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2.369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3.253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2.369cm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font-size="36pt" fo:language="en" fo:country="GB" fo:font-weight="bold" style:font-size-asian="36pt" style:font-size-complex="36pt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92cm" svg:height="4.657cm" svg:x="17.147cm" svg:y="0.298cm">
          <draw:image xlink:href="Pictures/2000009800049E260003E3E93C53FFD9.wmf" xlink:type="simple" xlink:show="embed" xlink:actuate="onLoad">
            <text:p/>
          </draw:image>
        </draw:frame>
        <draw:frame draw:style-name="gr1" draw:text-style-name="P1" draw:layer="layout" svg:width="5.291cm" svg:height="4.657cm" svg:x="0.214cm" svg:y="3.473cm">
          <draw:image xlink:href="Pictures/2000009800049E260003E3E93C53FFD9.wmf" xlink:type="simple" xlink:show="embed" xlink:actuate="onLoad">
            <text:p/>
          </draw:image>
        </draw:frame>
        <draw:frame draw:style-name="gr1" draw:text-style-name="P1" draw:layer="layout" svg:width="5.292cm" svg:height="4.657cm" svg:x="14.395cm" svg:y="6.648cm">
          <draw:image xlink:href="Pictures/2000009800049E260003E3E93C53FFD9.wmf" xlink:type="simple" xlink:show="embed" xlink:actuate="onLoad">
            <text:p/>
          </draw:image>
        </draw:frame>
        <draw:custom-shape draw:style-name="gr2" draw:text-style-name="P3" draw:layer="layout" svg:width="1.349cm" svg:height="1.683cm" svg:x="17.398cm" svg:y="4.108cm">
          <text:p text:style-name="P2"><text:span text:style-name="T1">B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423cm" svg:height="1.685cm" svg:x="3.603cm" svg:y="1.992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14cm" svg:y1="5.805cm" svg:x2="16.089cm" svg:y2="2.41cm">
          <text:p/>
        </draw:line>
        <draw:line draw:style-name="gr5" draw:text-style-name="P1" draw:layer="layout" svg:x1="6.14cm" svg:y1="5.802cm" svg:x2="13.76cm" svg:y2="7.918cm">
          <text:p/>
        </draw:line>
        <draw:custom-shape draw:style-name="gr6" draw:text-style-name="P3" draw:layer="layout" svg:width="2.871cm" svg:height="1.207cm" svg:x="13.542cm" svg:y="3.05cm">
          <text:p text:style-name="P2"><text:span text:style-name="T2">deliver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755cm" svg:height="1.207cm" svg:x="5.504cm" svg:y="6.748cm">
          <text:p text:style-name="P2"><text:span text:style-name="T2">broadcast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871cm" svg:height="1.207cm" svg:x="11.426cm" svg:y="8.13cm">
          <text:p text:style-name="P2"><text:span text:style-name="T2">deliver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37 237" svg:d="m118 0 119 237h-237z"/>
    <draw:marker draw:name="Arrowheads_20_53" draw:display-name="Arrowheads 53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2T09:50:57</meta:creation-date>
    <dc:date>2011-09-22T09:52:34</dc:date>
    <dc:creator>Alberto Montresor</dc:creator>
    <meta:editing-duration>PT1M38S</meta:editing-duration>
    <meta:editing-cycles>1</meta:editing-cycles>
    <meta:document-statistic meta:object-count="10"/>
    <meta:generator>OpenOffice.org/3.3$Unix OpenOffice.org_project/330m20$Build-9567</meta:generator>
  </office:meta>
</office:document-meta>
</file>